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23b53c" officeooo:paragraph-rsid="0023b53c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965d3" officeooo:paragraph-rsid="004965d3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20" style:family="paragraph" style:parent-style-name="Standard">
      <style:paragraph-properties fo:text-align="justify" style:justify-single-word="false"/>
      <style:text-properties officeooo:paragraph-rsid="004965d3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1fd0c1" style:font-size-asian="12pt" style:font-weight-asian="bold" style:font-name-complex="Times New Roman1"/>
    </style:style>
    <style:style style:name="P2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20dd85" style:font-size-asian="12pt" style:font-weight-asian="bold" style:font-name-complex="Times New Roman1"/>
    </style:style>
    <style:style style:name="P2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 style:font-weight-complex="bold"/>
    </style:style>
    <style:style style:name="P2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3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3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019776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dfa39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c3e9d" style:font-name-asian="Times New Roman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e0484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1c5732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268199" officeooo:paragraph-rsid="00268199" style:font-name-asian="Times New Roman1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2c39c1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02c0b6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1ec34c" officeooo:paragraph-rsid="001ec34c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57fa5" officeooo:paragraph-rsid="00057fa5" style:font-name-asian="Times New Roman1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c3e9d" officeooo:paragraph-rsid="003c3e9d" style:font-name-asian="Times New Roman1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2c39c1"/>
    </style:style>
    <style:style style:name="P5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5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13e43e" officeooo:paragraph-rsid="0013e43e" style:font-name-asian="Times New Roman1" style:font-size-asian="12pt" style:font-name-complex="Times New Roman1" style:font-size-complex="12pt"/>
    </style:style>
    <style:style style:name="P5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019776" style:font-name-asian="Times New Roman1" style:font-size-asian="12pt" style:font-name-complex="Times New Roman1" style:font-size-complex="12pt"/>
    </style:style>
    <style:style style:name="P5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3194d7" style:font-name-asian="Times New Roman1" style:font-size-asian="12pt" style:font-name-complex="Times New Roman1" style:font-size-complex="12pt"/>
    </style:style>
    <style:style style:name="P5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5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2f5203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255e68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e682b" officeooo:paragraph-rsid="002e682b" style:font-name-asian="Times New Roman1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49bb39" officeooo:paragraph-rsid="0049bb39" style:font-name-asian="Times New Roman1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officeooo:paragraph-rsid="00147c06" style:font-name-asian="Times New Roman1" style:font-size-asian="12pt" style:font-name-complex="Times New Roman1" style:font-size-complex="12pt"/>
    </style:style>
    <style:style style:name="P7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dd61b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4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5" style:family="paragraph" style:parent-style-name="Standard" style:master-page-name="">
      <loext:graphic-properties draw:fill="none"/>
      <style:paragraph-properties fo:margin-left="0.5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7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officeooo:rsid="001dc494"/>
    </style:style>
    <style:style style:name="T6" style:family="text">
      <style:text-properties officeooo:rsid="001e5373"/>
    </style:style>
    <style:style style:name="T7" style:family="text">
      <style:text-properties officeooo:rsid="0040f0b0"/>
    </style:style>
    <style:style style:name="T8" style:family="text">
      <style:text-properties officeooo:rsid="00019776"/>
    </style:style>
    <style:style style:name="T9" style:family="text">
      <style:text-properties officeooo:rsid="00072fc1"/>
    </style:style>
    <style:style style:name="T10" style:family="text">
      <style:text-properties officeooo:rsid="00147c06"/>
    </style:style>
    <style:style style:name="T11" style:family="text">
      <style:text-properties officeooo:rsid="00174800"/>
    </style:style>
    <style:style style:name="T12" style:family="text">
      <style:text-properties officeooo:rsid="00187fe3"/>
    </style:style>
    <style:style style:name="T13" style:family="text">
      <style:text-properties officeooo:rsid="001a9237"/>
    </style:style>
    <style:style style:name="T14" style:family="text">
      <style:text-properties officeooo:rsid="001dfa39"/>
    </style:style>
    <style:style style:name="T15" style:family="text">
      <style:text-properties style:font-name-asian="Times New Roman1" style:font-size-complex="12pt"/>
    </style:style>
    <style:style style:name="T16" style:family="text">
      <style:text-properties style:font-name-asian="Times New Roman1" style:font-size-complex="12pt" style:font-weight-complex="bold"/>
    </style:style>
    <style:style style:name="T17" style:family="text">
      <style:text-properties officeooo:rsid="001fd0c1" style:font-name-asian="Times New Roman1" style:font-size-complex="12pt" style:font-weight-complex="bold"/>
    </style:style>
    <style:style style:name="T18" style:family="text">
      <style:text-properties officeooo:rsid="001f953c" style:font-name-asian="Times New Roman1" style:font-size-complex="12pt"/>
    </style:style>
    <style:style style:name="T19" style:family="text">
      <style:text-properties fo:font-weight="normal" style:font-name-asian="Times New Roman1" style:font-weight-asian="normal" style:font-size-complex="12pt" style:font-weight-complex="normal"/>
    </style:style>
    <style:style style:name="T20" style:family="text">
      <style:text-properties fo:font-weight="normal" officeooo:rsid="001f953c" style:font-name-asian="Times New Roman1" style:font-weight-asian="normal" style:font-size-complex="12pt" style:font-weight-complex="normal"/>
    </style:style>
    <style:style style:name="T21" style:family="text">
      <style:text-properties fo:font-weight="normal" officeooo:rsid="00057fa5" style:font-weight-asian="normal" style:font-weight-complex="normal"/>
    </style:style>
    <style:style style:name="T22" style:family="text">
      <style:text-properties officeooo:rsid="0029c252"/>
    </style:style>
    <style:style style:name="T23" style:family="text">
      <style:text-properties officeooo:rsid="002a9f23"/>
    </style:style>
    <style:style style:name="T24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use-window-font-color="true" style:font-name="Times New Roman" fo:font-size="12pt" fo:language="es" fo:country="ES" fo:font-weight="bold" officeooo:rsid="001c5732" style:font-name-asian="Times New Roman1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use-window-font-color="true" style:font-name="Times New Roman" fo:font-size="12pt" fo:language="es" fo:country="ES" fo:font-weight="bold" officeooo:rsid="002c39c1" style:font-name-asian="Times New Roman1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use-window-font-color="true" style:font-name="Times New Roman" fo:font-size="12pt" fo:language="es" fo:country="ES" fo:font-weight="bold" officeooo:rsid="002dd61b" style:font-name-asian="Times New Roman1" style:font-size-asian="12pt" style:font-weight-asian="bold" style:font-name-complex="Times New Roman1" style:font-size-complex="12pt" style:font-weight-complex="bold"/>
    </style:style>
    <style:style style:name="T28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29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31" style:family="text">
      <style:text-properties style:use-window-font-color="true" style:font-name="Times New Roman" fo:font-size="12pt" fo:language="es" fo:country="ES" fo:font-weight="bold" officeooo:rsid="003f228a" style:font-name-asian="Times New Roman1" style:font-size-asian="12pt" style:font-weight-asian="bold" style:font-name-complex="Times New Roman1" style:font-size-complex="12pt" style:font-weight-complex="bold"/>
    </style:style>
    <style:style style:name="T32" style:family="text">
      <style:text-properties style:use-window-font-color="true" style:font-name="Times New Roman" fo:font-size="12pt" fo:language="es" fo:country="ES" fo:font-weight="bold" officeooo:rsid="004965d3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use-window-font-color="true" style:font-name="Times New Roman" fo:font-size="12pt" fo:language="es" fo:country="ES" fo:font-weight="normal" officeooo:rsid="00019776" style:font-name-asian="Times New Roman1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use-window-font-color="true" style:font-name="Times New Roman" fo:font-size="12pt" fo:language="es" fo:country="ES" fo:font-weight="normal" officeooo:rsid="002ca695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use-window-font-color="true" style:font-name="Times New Roman" fo:font-size="12pt" fo:language="es" fo:country="ES" fo:font-weight="normal" officeooo:rsid="004aa8d2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use-window-font-color="true" style:font-name="Times New Roman" fo:font-size="12pt" fo:language="es" fo:country="ES" fo:font-weight="normal" officeooo:rsid="004c21c3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officeooo:rsid="002ca695"/>
    </style:style>
    <style:style style:name="T38" style:family="text">
      <style:text-properties officeooo:rsid="002f5203"/>
    </style:style>
    <style:style style:name="T39" style:family="text">
      <style:text-properties officeooo:rsid="003194d7"/>
    </style:style>
    <style:style style:name="T40" style:family="text">
      <style:text-properties fo:language="es" fo:country="ES" fo:font-weight="bold" style:font-weight-asian="bold" style:font-weight-complex="bold"/>
    </style:style>
    <style:style style:name="T41" style:family="text">
      <style:text-properties fo:language="es" fo:country="ES" fo:font-weight="bold" officeooo:rsid="00147c06" style:font-weight-asian="bold" style:font-weight-complex="bold"/>
    </style:style>
    <style:style style:name="T42" style:family="text">
      <style:text-properties officeooo:rsid="003c3e9d"/>
    </style:style>
    <style:style style:name="T43" style:family="text">
      <style:text-properties officeooo:rsid="003e0484"/>
    </style:style>
    <style:style style:name="T44" style:family="text">
      <style:text-properties officeooo:rsid="003f228a"/>
    </style:style>
    <style:style style:name="T45" style:family="text">
      <style:text-properties officeooo:rsid="00472b82"/>
    </style:style>
    <style:style style:name="T46" style:family="text">
      <style:text-properties officeooo:rsid="00497bd8"/>
    </style:style>
    <style:style style:name="T47" style:family="text">
      <style:text-properties officeooo:rsid="002e682b"/>
    </style:style>
    <style:style style:name="T48" style:family="text">
      <style:text-properties officeooo:rsid="00509419"/>
    </style:style>
    <style:style style:name="T49" style:family="text">
      <style:text-properties officeooo:rsid="003a2bd1"/>
    </style:style>
    <style:style style:name="T50" style:family="text">
      <style:text-properties officeooo:rsid="00586a09"/>
    </style:style>
    <style:style style:name="T51" style:family="text">
      <style:text-properties officeooo:rsid="005d192d"/>
    </style:style>
    <style:style style:name="T52" style:family="text">
      <style:text-properties officeooo:rsid="00610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C<text:span text:style-name="T7">ontrato</text:span> <text:span text:style-name="T7">de</text:span> <text:span text:style-name="T7">arrendamiento</text:span> <text:span text:style-name="T7">de</text:span> <text:span text:style-name="T7">habitación</text:span></text:p>
      <text:p text:style-name="P19"/>
      <text:p text:style-name="P4">En <text:span text:style-name="T5">id-unid-1</text:span>, a <text:s/><text:span text:style-name="T6">id-unid-2</text:span></text:p>
      <text:p text:style-name="P3"/>
      <text:p text:style-name="P6">REUNIDOS</text:p>
      <text:p text:style-name="P5"/>
      <text:p text:style-name="P5">De una parte,</text:p>
      <text:p text:style-name="P1">id-unid-3</text:p>
      <text:p text:style-name="P29"><text:span text:style-name="T4">Como parte</text:span><text:span text:style-name="T3"> </text:span><text:span text:style-name="T2">ARRENDADORA</text:span><text:span text:style-name="T3">.</text:span></text:p>
      <text:p text:style-name="P31"/>
      <text:p text:style-name="P5">De otra parte,</text:p>
      <text:p text:style-name="P2">id-unid-4</text:p>
      <text:p text:style-name="P30"><text:span text:style-name="T4">Como parte</text:span><text:span text:style-name="T3"> </text:span><text:span text:style-name="T2">ARRENDATARIA</text:span><text:span text:style-name="T3">.</text:span></text:p>
      <text:p text:style-name="P31"/>
      <text:p text:style-name="P31"/>
      <text:p text:style-name="P29"><text:span text:style-name="T3">Las partes, arrendadora y arrendataria, se reconocen recíprocamente capacidad legal suficiente para otorgar el presente contrato, y reunidos en la fecha del encabezamiento del presente escrito, manifiestan haber acordado formalizar en este documento un </text:span><text:span text:style-name="T1">CONTRATO DE ARRENDAMIENTO DE HABITACIÓN</text:span><text:span text:style-name="T3"> en la vivienda que se especifica a continuación.</text:span></text:p>
      <text:p text:style-name="P32"/>
      <text:p text:style-name="P5">EXPONEN</text:p>
      <text:p text:style-name="P33"/>
      <text:p text:style-name="P29"><text:span text:style-name="T1">I. </text:span><text:span text:style-name="T3">Que la PARTE ARRENDADORA es propietaria de una vivienda amueblada cuya superficie útil es de id-unid-6 metros cuadrados en: id-unid-5. Dicha vivienda se encuentra formada por idunid7-precioAletras (id-unid-7) habitaciones y que, además, comprende:</text:span></text:p>
      <text:p text:style-name="P31"/>
      <text:p text:style-name="P74">id-unid-8</text:p>
      <text:p text:style-name="P73"/>
      <text:p text:style-name="P73">Esta vivienda está inscrita en el Registro de la Propiedad de: id-unid-9, con los siguientes datos: id-dec-10. id-dec-11 Se acompaña como Anexo I al presente contrato una copia del Certificado de Eficiencia Energética, según lo regulado en el Real Decreto 235/2013, de 5 de abril. También se acompaña al presente contrato, como Anexo II un inventario de bienes muebles, con el mobiliario que se encuentra en la vivienda. Este mobiliario está en estado de uso y buena conservación al momento de firmarse este documento.</text:p>
      <text:p text:style-name="P73"/>
      <text:p text:style-name="P73">En adelante, esta será denominada la "Vivienda".</text:p>
      <text:p text:style-name="P21"><text:span text:style-name="T1">II. </text:span><text:span text:style-name="T3">Una de las habitaciones de la Vivienda será objeto de arrendamiento y cuenta con una superficie útil de id-dec-13 metros cuadrados. La habitación a la que se hace referencia es la siguiente:</text:span></text:p>
      <text:p text:style-name="P75"><text:soft-page-break/>id-dec-14</text:p>
      <text:p text:style-name="P54">La habitación id-dec-15</text:p>
      <text:p text:style-name="P54">En adelante, la misma será denominada la "Habitación".</text:p>
      <text:p text:style-name="P24"><text:span text:style-name="T16">I</text:span><text:span text:style-name="T17">I</text:span><text:span text:style-name="T16">I. </text:span><text:span text:style-name="T19">Las partes conocen el estado y conservación de la habitación objeto de arrendamiento, así como su mobiliario y enseres. Ambas partes están conformes en que si hubiera diferencia entre los metros cuadrados o superficie real de la habitación y la superficie descrita en el presente contrato, ésto no afectará al precio de arrendamiento, que se mantendrá invariable.</text:span></text:p>
      <text:p text:style-name="P25"><text:span text:style-name="T16">I</text:span><text:span text:style-name="T17">V</text:span><text:span text:style-name="T16">. </text:span><text:span text:style-name="T20">id-dec-17</text:span></text:p>
      <text:p text:style-name="P26"><text:span text:style-name="T18">V. </text:span><text:span text:style-name="T20">Que la PARTE ARRENDADORA ostenta la facultad legal suficiente para ceder en arrendamiento, en todo, o en parte, de la vivienda descrita en el expositivo anterior, y la PARTE ARRENDATARIA, está interesada en el arrendamiento de la Habitación para el uso mencionado en el Expositivo anterior.</text:span></text:p>
      <text:p text:style-name="P26"><text:span text:style-name="T18">V</text:span><text:span text:style-name="T15">I. </text:span><text:span text:style-name="T19">En virtud de lo expuesto, ambas partes acuerdan otorgar el presente Contrato de </text:span><text:span text:style-name="T15">CONTRATO DE ARRENDAMIENTO DE HABITACIÓN</text:span><text:span text:style-name="T19">,</text:span></text:p>
      <text:p text:style-name="P27"/>
      <text:p text:style-name="P7">ESTIPULACIONES</text:p>
      <text:p text:style-name="P7"/>
      <text:p text:style-name="P10"><text:span text:style-name="T22">PRIMERA</text:span>. <text:span text:style-name="T22">OBJETO</text:span></text:p>
      <text:p text:style-name="P15">Mediante este contrato la parte ARRENDADORA <text:s/>acuerda ceder el arrendamiento de una habitación de la vivienda descrita en el expositivo I del presente contrato, que es propiedad de la parte ARRENDADORA, a la parte ARRENDATARIA a cambio de un precio cierto.</text:p>
      <text:p text:style-name="P15">La parte ARRENDATARIA podrá hacer uso de las zonas comunes de la vivienda de forma diligente y respetando las normas de convivencia, sin realizar actividades insalubres, molestas, o nocivas para el resto de los inquilinos. </text:p>
      <text:p text:style-name="P15">Exceptuando las zonas comunes, el presente contrato de arrendamiento sólo da derecho a utilizar el dormitorio arrendado, <text:span text:style-name="T52">por lo que la parte ARRENDATARIA no podrá utilizar</text:span> el resto de dormitorios de la Vivienda<text:span text:style-name="T22">id-dec-18.</text:span></text:p>
      <text:p text:style-name="P15"><text:s/></text:p>
      <text:p text:style-name="P8"><text:span text:style-name="T10">SEGUNDA</text:span>. <text:span text:style-name="T10">DESTINO Y ESTADO DE CONSERVACIÓN</text:span></text:p>
      <text:p text:style-name="P14">iddec17-extra-1</text:p>
      <text:p text:style-name="P13">El uso de la habitación arrendada y pactado en el presente contrato lo es con carácter exclusivo, es decir, no se podrá modificar el uso pactado. Además, será obligación de la ARRENDATARIA, no realizar actividades o actuaciones contrarias a los estatutos de la comunidad, o de la vivienda, a realizar actividades molestas, nocivas, insalubres o ilegales, que puedan afectar a terceros, a la habitación, o a la vivienda.</text:p>
      <text:p text:style-name="P13"><text:soft-page-break/>La realización de cualquier de estas prohibiciones facultará al ARRENDADOR a resolver el contrato sin derecho alguno de indemnización a la parte ARRENDATARIA.</text:p>
      <text:p text:style-name="P13">La Habitación se pondrá a disposición de la PARTE ARRENDATARIA <text:span text:style-name="T11">id-dec-16, la parte ARRENDATARIA la recibe en buen estado de uso y conservación, reconociendo haber visitado la habitación y las zonas comunes de la vivienda con carácter previo a la firma del presente contrato. Asimismo, manifiesta conocer las zonas de uso que se le conceden.</text:span></text:p>
      <text:p text:style-name="P62">La parte ARRENDATARIA ha visitado la habitación que arrienda <text:span text:style-name="T10">iddec15-extra-1, la PARTE ARRENDATARIA declara que el mobiliario de las zonas comunes de la vivienda se corresponde con el detallado en el Anexo de inventario de bienes muebles incorporado al presente Contrato.iddec17-extra-2</text:span></text:p>
      <text:p text:style-name="P64">El mobiliario que se encuentra en el interior de la vivienda es propiedad de la parte ARRENDADORA, y deberá ser devuelto en el momento de finalización del contrato en perfecto estado de conservación, salvo aquel desgaste generado por el normal uso de los mismos.</text:p>
      <text:p text:style-name="P64"/>
      <text:p text:style-name="P61">TERCERA. <text:span text:style-name="T10">D</text:span>ERECHO DE <text:span text:style-name="T22">id-dec-19</text:span> ACCESO A LA VIVIENDA POR LA PARTE ARRENDADORA</text:p>
      <text:p text:style-name="P64"><text:span text:style-name="T23">iddec19-extra-1</text:span>La parte ARRENDADORA mantendrá el derecho a acceder libremente a las zonas comunes de la vivienda y al resto de habitaciones que no se encuentren arrendadas.</text:p>
      <text:p text:style-name="P64">Si la parte ARRENDATARIA incumpliere lo dispuesto anteriormente, la parte ARRENDADORA podrá resolver el contrato de arrendamiento de habitación, debiendo cubrir la parte ARRENDATARIA aquellos daños y perjuicios ocasionados, incluyendo la pérdida de beneficios por no poder arrendar el resto de las habitaciones.</text:p>
      <text:p text:style-name="P64"/>
      <text:p text:style-name="P61"><text:span text:style-name="T12">CUARTA</text:span>. <text:span text:style-name="T10">DURACIÓN</text:span></text:p>
      <text:p text:style-name="P65">iddec17-extra-3</text:p>
      <text:p text:style-name="P70">id-dec-25</text:p>
      <text:p text:style-name="P62">Finalizado el contrato <text:span text:style-name="T12">iddec25-extra-2</text:span> la PARTE ARRENDATARIA deberá dejar la Habitación y el resto de la Vivienda libre y limpia, sin objetos personales u otros enseres propios, y deberá ponerla a disposición de la PARTE ARRENDADORA <text:span text:style-name="T13">iddec16-extra-1. Todo ello será de aplicación a la finalización del contrato, salvo que las partes de mutuo acuerdo, pactaran otra cosa distinta.</text:span></text:p>
      <text:p text:style-name="P69">id-dec-26</text:p>
      <text:p text:style-name="P63"/>
      <text:p text:style-name="P72"><text:span text:style-name="T27">QUINTA</text:span><text:span text:style-name="T24">. </text:span><text:span text:style-name="T28">R</text:span><text:span text:style-name="T27">ENTA DEL ARRENDAMIENTO</text:span></text:p>
      <text:p text:style-name="P66"><text:soft-page-break/>id-dec-27 <text:span text:style-name="T47">id-dec-new30</text:span></text:p>
      <text:p text:style-name="P67"/>
      <text:p text:style-name="P59"><text:span text:style-name="T10">SEXTA</text:span>. <text:span text:style-name="T10">GASTOS GENERALES Y SUMINISTROS</text:span></text:p>
      <text:p text:style-name="P56">La contratación de servicios y suministros, tales como, luz, agua e impuestos correrán a cargo de la parte ARRENDADORA. <text:span text:style-name="T39">id-dec-31</text:span></text:p>
      <text:p text:style-name="P57"><text:span text:style-name="T39">id-dec-32 </text:span>id-dec-12</text:p>
      <text:p text:style-name="P55">El Impuesto sobre Bienes Inmuebles (IBI) que corresponda a la Vivienda será por cuenta y a <text:span text:style-name="T38">cargo id-dec-33 id-dec-30</text:span></text:p>
      <text:p text:style-name="P58"/>
      <text:p text:style-name="P60"><text:span text:style-name="T38">SÉPTIMA</text:span>.- <text:span text:style-name="T8">FIANZA</text:span></text:p>
      <text:p text:style-name="P77">id-dec-34</text:p>
      <text:p text:style-name="P78">id-dec-35</text:p>
      <text:p text:style-name="P68"/>
      <text:p text:style-name="P71"><text:span text:style-name="T41">OCTAVA</text:span><text:span text:style-name="T40">. </text:span><text:span text:style-name="T41">OBRAS</text:span></text:p>
      <text:p text:style-name="P34">Las partes acuerdan que no está permitido realizar obras sin el previo consentimiento expreso y por escrito de la parte Arrendadora. <text:span text:style-name="T51">La </text:span>PARTE ARRENDATARIA tampoco podrá realizar obras que provoquen una disminución en la estabilidad o seguridad de la Habitación, de la Vivienda o que contravengan iddec12-extra-1 la normativa urbanística.</text:p>
      <text:p text:style-name="P34">En caso de que la parte arrendataria realizase obras sin el permiso o consentimiento del arrendador, y sin perjuicio de la facultad de resolver el contrato por parte del arrendador, éste podrá exigir a la arrendataria que reponga las cosas al estado anterior. Si al contrario, las obras se hubieran realiado con el permiso o consentimiento del arrendador, éstas quedarán en beneficio de la vivienda, sin que la parte arrendataria pueda reclamar indemnización alguna, salvo que las partes hubieran dispuesto algo distinto a lo ahora convenido.</text:p>
      <text:p text:style-name="P34">La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 iddec12-extra-2</text:p>
      <text:p text:style-name="P34"/>
      <text:p text:style-name="P35">NOVENA.- <text:span text:style-name="T8">NORMAS DE iddec12-extra-3 CONVIVENCIA</text:span>. <text:span text:style-name="T21">iddec12-extra-4</text:span></text:p>
      <text:p text:style-name="P48">La parte ARRENDATARIA podrá hacer uso de las zonas comunes de la vivienda de forma diligente y respetando las normas de convivencia<text:span text:style-name="T48">id-dec-36</text:span>, sin realizar actividades insalubres, molestas, o nocivas para el resto de los inquilinos y manteniendo unas buenas condiciones de orden e higiene. <text:span text:style-name="T49">id-dec-37 id-dec-38 id-dec-39 id-dec-40 id-dec-41</text:span></text:p>
      <text:p text:style-name="P42"><text:soft-page-break/></text:p>
      <text:p text:style-name="P38"><text:span text:style-name="T10">DÉCIMA</text:span>. <text:span text:style-name="T10">RESPONSABILIDADES</text:span></text:p>
      <text:p text:style-name="P42">10.1 Responsabilidad de la PARTE ARRENDADORA</text:p>
      <text:p text:style-name="P47">iddec16-extra-2</text:p>
      <text:p text:style-name="P47"/>
      <text:p text:style-name="P52"><text:span text:style-name="T25">10.</text:span><text:span text:style-name="T26">2</text:span><text:span text:style-name="T25"> Responsabilidad de la PARTE ARRENDA</text:span><text:span text:style-name="T26">TARIA</text:span></text:p>
      <text:p text:style-name="P52"><text:span text:style-name="T33">La </text:span><text:span text:style-name="T35">parte </text:span><text:span text:style-name="T36">ARRENDATARIA</text:span><text:span text:style-name="T33"> deberá cubrir, o reparar todo daño ocasionado en la habi</text:span><text:span text:style-name="T35">t</text:span><text:span text:style-name="T33">ación arrendada o en la vivienda durante el contrato</text:span><text:span text:style-name="T34">iddec25-extra-4</text:span><text:span text:style-name="T33">. </text:span></text:p>
      <text:p text:style-name="P45">La parte arrendataria será responsable, no sólo de sus propios actos, sino de los cometidos por las personas que se encuentren en la habitación arrendada, o en la vivienda invitados por ésta, tanto a los efectos de resolución contractual como de indemnización de daños y perjuicios. Todo ello, de conformidad con lo dispuesto en el artículo 1564 del Código Civil.</text:p>
      <text:p text:style-name="P45"/>
      <text:p text:style-name="P40"><text:span text:style-name="T10">DECIMOPRIMERA</text:span>. <text:span text:style-name="T42">SEGUROS</text:span></text:p>
      <text:p text:style-name="P49">id-dec-42</text:p>
      <text:p text:style-name="P49"/>
      <text:p text:style-name="P41"><text:span text:style-name="T10">DECIMOSEGUNDA</text:span>. <text:span text:style-name="T43">DERECHO DE ADQUISICIÓN</text:span></text:p>
      <text:p text:style-name="P50">id-dec-43</text:p>
      <text:p text:style-name="P50"/>
      <text:p text:style-name="P53"><text:span text:style-name="T28">DECIMOTERCERA</text:span><text:span text:style-name="T29">. </text:span><text:span text:style-name="T30">SUBARRIENDO Y CESIÓN</text:span></text:p>
      <text:p text:style-name="P50">id-dec-44</text:p>
      <text:p text:style-name="P50"/>
      <text:p text:style-name="P37"><text:span text:style-name="T10">DECIMOCUARTA</text:span>. <text:span text:style-name="T10">RESOLUCIÓN DEL CONTRATO</text:span></text:p>
      <text:p text:style-name="P44">El contrato podrá ser resuelto por cualquiera de las partes siempre que concurra alguna de las siguientes circunstancias:</text:p>
      <text:p text:style-name="P44">a) <text:span text:style-name="T45">p</text:span>or el incumplimiento de las cláusulas recogidas en el presente contrato.</text:p>
      <text:p text:style-name="P44">b) impago de la renta, cantidades asimiladas o fianzas y sus correspondientes actualizaciones.</text:p>
      <text:p text:style-name="P44">c) <text:span text:style-name="T45">r</text:span>ealización de actividades molestas, insalubres, nocivas, peligrosas, y/o dar un uso distinto al inicialmente pactado.</text:p>
      <text:p text:style-name="P44"><text:soft-page-break/>d) realización de obras <text:span text:style-name="T45">sin consentimiento</text:span>, o producción de daños dolosos.</text:p>
      <text:p text:style-name="P46">e) el incumplimiento de las normas de convivencia establecidas por<text:span text:style-name="T9"> el presente Contrato iddec36-extra-1; y</text:span></text:p>
      <text:p text:style-name="P46">f) o cualquier otra circunstancia de las establecidas en el presente contrato.</text:p>
      <text:p text:style-name="P46"/>
      <text:p text:style-name="P39"><text:span text:style-name="T10">DECIMOQUINTA</text:span>. <text:span text:style-name="T14">FIN DEL CONTRATO DE ARRENDAMIENTO</text:span></text:p>
      <text:p text:style-name="P44">Una vez finalizado el Contrato<text:span text:style-name="T14">iddec25-extra-5</text:span> en los términos de la estipulación cuarta, la PARTE ARRENDATARIA deberá entregar a la PARTE <text:span text:style-name="T14">ARRENDADORA iddec16-extra-3</text:span></text:p>
      <text:p text:style-name="P44">En este momento, se comprobará que durante el Contrato de arrendamiento haya habido una correcta conservación de la Habitación, de la Vivienda y de su mobiliario.</text:p>
      <text:p text:style-name="P44">Si la parte Arrendataria, no se hiciera entrega de la Habitación en el momento correspondiente, como penalización, <text:span text:style-name="T50">id-dec-45</text:span> al momento de la finalización del Contrato<text:span text:style-name="T37">iddec25-extra-6 </text:span>por cada día de retraso, además de todos los gastos directos e indirectos que dicho retraso genere.</text:p>
      <text:p text:style-name="P43">iddec17-extra-5</text:p>
      <text:p text:style-name="P51">iddec17-extra-6</text:p>
      <text:p text:style-name="P44"/>
      <text:p text:style-name="P11"><text:span text:style-name="T44">DECIMO</text:span>SÉPTIMA. <text:span text:style-name="T44">NOTIFICACIONES</text:span></text:p>
      <text:p text:style-name="P16">id-unidnew-3</text:p>
      <text:p text:style-name="P17">id-unidnew-4</text:p>
      <text:p text:style-name="P16">Cada una de las Partes puede, por medio de notificación escrita enviada a la otra Parte, cambiar la dirección a la que deban mandarse cualesquiera comunicaciones.</text:p>
      <text:p text:style-name="P16"/>
      <text:p text:style-name="P20"><text:span text:style-name="T31">DECIMO</text:span><text:span text:style-name="T32">OCTAVA</text:span><text:span text:style-name="T31">. </text:span><text:span text:style-name="T32">INTEGRIDAD DEL CONTRATO Y ANULABILIDAD</text:span></text:p>
      <text:p text:style-name="P18">Este Contrato deja sin efecto todo acuerdo, entendimiento, compromiso y/o negociación que se hubiese desarrollado previamente entre las Partes.</text:p>
      <text:p text:style-name="P18">Asimismo, las Partes reconocen que los documentos anexos y/o adjuntos al presente Contrato forman parte o integran el mismo, a todos los efectos legales.</text:p>
      <text:p text:style-name="P12"/>
      <text:p text:style-name="P9">DECIMONOVENA. <text:span text:style-name="T46">LEGISLACIÓN APLICABLE</text:span></text:p>
      <text:p text:style-name="P34">Con carácter supletorio a lo establecido en el presente contrato se aplicará la normativa dispuesta en el Código Civil.</text:p>
      <text:p text:style-name="P34"><text:soft-page-break/></text:p>
      <text:p text:style-name="P36"><text:span text:style-name="T46">VIGÉSIMA</text:span>. <text:span text:style-name="T46">SUPUESTOS DE DISCREPANCIA ENTRE LAS PARTES</text:span></text:p>
      <text:p text:style-name="P22">Para cualquier litigio que surja entre las partes de la interpretación, o cumplimiento del presente contrato, éstas, se someterán a los Juzgados y Tribunales competentes, según lo establecido en los artículos 50 y siguientes de la Ley <text:s/>1/2000 de 7 de enero, de Enjuiciamiento Civil.</text:p>
      <text:p text:style-name="P22">Y en señal de acuerdo con todo lo que antecede las partes firman el presente contrato de arrendamiento de habitación por duplicado y a un solo efecto en el fecha y lugar arriba indicados</text:p>
      <text:p text:style-name="P22"/>
      <text:p text:style-name="P22"/>
      <text:p text:style-name="P23">LA PARTE VENDEDORA <text:s text:c="51"/>LA PARTE COMPRADORA</text:p>
      <text:p text:style-name="P22"><text:line-break/></text:p>
      <text:p text:style-name="P22"><text:bookmark text:name="_GoBack"/><text:line-break/><text:line-break/><text:line-break/>........................................... <text:s text:c="55"/>...........................................</text:p>
      <text:p text:style-name="P32">________ <text:s text:c="82"/>________</text:p>
      <text:p text:style-name="P28"><text:bookmark text:name="_GoBack1"/><text:line-break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88</meta:editing-cycles>
    <meta:creation-date>2019-11-25T09:28:00</meta:creation-date>
    <dc:date>2020-02-12T22:06:26.971710968</dc:date>
    <meta:editing-duration>P1DT13H55M15S</meta:editing-duration>
    <meta:generator>LibreOffice/6.2.4.2$MacOSX_X86_64 LibreOffice_project/2412653d852ce75f65fbfa83fb7e7b669a126d64</meta:generator>
    <meta:document-statistic meta:table-count="0" meta:image-count="0" meta:object-count="0" meta:page-count="7" meta:paragraph-count="102" meta:word-count="1667" meta:character-count="11377" meta:non-whitespace-character-count="96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